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a6f43" officeooo:paragraph-rsid="001a6f43"/>
    </style:style>
    <style:style style:name="T1" style:family="text">
      <style:text-properties fo:font-variant="small-caps"/>
    </style:style>
    <style:style style:name="T2" style:family="text">
      <style:text-properties officeooo:rsid="001b3b25"/>
    </style:style>
    <style:style style:name="T3" style:family="text">
      <style:text-properties officeooo:rsid="001ca533"/>
    </style:style>
    <style:style style:name="T4" style:family="text">
      <style:text-properties officeooo:rsid="0022eb5f"/>
    </style:style>
    <style:style style:name="T5" style:family="text">
      <style:text-properties officeooo:rsid="0027842c"/>
    </style:style>
    <style:style style:name="T6" style:family="text">
      <style:text-properties officeooo:rsid="002de7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viticus 19:1-37</text:h>
      <text:h text:style-name="Heading_20_2" text:outline-level="2"><text:bookmark text:name="en-GNT-3215"/>Laws of Holiness and Justice</text:h>
      <text:list xml:id="list669185220" text:style-name="L1">
        <text:list-item>
          <text:p text:style-name="P1">The <text:span text:style-name="T1">Lord</text:span> told Moses to say to the community of Israel, “Be holy, because I, the <text:span text:style-name="T1">Lord</text:span> your God, am holy. Each of you must respect your mother and your father, and must keep the Sabbath, as I have commanded. I am the <text:span text:style-name="T1">Lord</text:span> your God. “Do not abandon me and worship idols; do not make gods of metal and worship them. I am the <text:span text:style-name="T1">Lord</text:span> your God. “When you kill an animal for a fellowship offering, keep the regulations that I have given you, and I will accept the offering. The meat must be eaten on the day the animal is killed or on the next day. Any meat left on the third day must be burned, because it is ritually unclean, and if anyone eats it, I will not accept the offering. Any who eat it will be guilty of treating as ordinary what is dedicated to me, and they will no longer be considered my people. “When you harvest your fields, do not cut the grain at the edges of the fields, and do not go back to cut the heads of grain that were left. <text:bookmark text:name="en-GNT-3224"/>Do not go back through your vineyard to gather the grapes that were missed or to pick up the grapes that have fallen; leave them for poor people and foreigners. I am the <text:span text:style-name="T1">Lord</text:span> your God.<text:bookmark text:name="en-GNT-3225"/> “Do not steal or cheat or lie. <text:bookmark text:name="en-GNT-3226"/>Do not make a promise in my name if you do not intend to keep it; that brings disgrace on my name. I am the <text:span text:style-name="T1">Lord</text:span> your God.<text:bookmark text:name="en-GNT-3227"/> “Do not rob or take advantage of anyone. Do not hold back the wages of someone you have hired, not even for one night. <text:bookmark text:name="en-GNT-3228"/>Do not curse the deaf or put something in front of the blind so as to make them stumble over it. Obey me; I am the <text:span text:style-name="T1">Lord</text:span> your God.<text:bookmark text:name="en-GNT-3229"/> “Be honest and just when you make decisions in legal cases; do not show favoritism to the poor or fear the rich. <text:bookmark text:name="en-GNT-3230"/>Do not spread lies about anyone, and when someone is on trial for his life, speak out if your testimony can help him. I am the <text:span text:style-name="T1">Lord</text:span>.<text:bookmark text:name="en-GNT-3231"/> “Do not bear a grudge against others, but settle your differences with them, so that you will not commit a sin because of them.<text:bookmark text:name="en-GNT-3232"/> Do not take revenge on others or continue to hate them, but love your neighbors as you love yourself. I am the <text:span text:style-name="T1">Lord</text:span>.<text:bookmark text:name="en-GNT-3233"/> “Obey my commands. Do not crossbreed domestic animals. Do not plant two kinds of seed in the same field. Do not wear clothes made of two kinds of material.<text:bookmark text:name="en-GNT-3234"/> “If a slave woman is the recognized concubine of a man and she has not been paid for and freed, then if another man has sexual relations with her, they will be punished, but not put to death, since she is a slave. <text:bookmark text:name="en-GNT-3235"/>The man shall bring a ram to the entrance of the Tent of my presence as his repayment offering, <text:bookmark text:name="en-GNT-3236"/>and with it the priest shall perform the ritual of purification to remove the man's sin, and God will forgive him.<text:bookmark text:name="en-GNT-3237"/> “When you come into the land of Canaan and plant any kind of fruit tree, consider the fruit ritually unclean for the first three years. During that time you must not eat it. <text:bookmark text:name="en-GNT-3238"/>In the fourth year all the fruit shall be dedicated as an offering to show your gratitude to me, the <text:span text:style-name="T1">Lord</text:span>. <text:bookmark text:name="en-GNT-3239"/>But in the fifth year you may eat the fruit. If you do all this, your trees will bear more fruit. I am the <text:span text:style-name="T1">Lord</text:span> your God.<text:bookmark text:name="en-GNT-3240"/> “Do not eat any meat with blood still in it. Do not practice any kind of magic. <text:bookmark text:name="en-GNT-3241"/>Do not cut the hair on the sides of your head or trim your beard <text:bookmark text:name="en-GNT-3242"/>or tattoo yourselves or cut gashes in your body to mourn for the dead. I am the <text:span text:style-name="T1">Lord</text:span>.<text:bookmark text:name="en-GNT-3243"/> “Do not disgrace your daughters by making them temple prostitutes; if you do, you will turn to other gods and the land will be full of immorality. <text:bookmark text:name="en-GNT-3244"/>Keep the Sabbath, and honor the place where I am worshiped. I am the <text:span text:style-name="T1">Lord</text:span>.<text:bookmark text:name="en-GNT-3245"/> “Do not go for advice to people who consult the spirits of the dead. If you do, you will be ritually unclean. I am the <text:span text:style-name="T1">Lord</text:span> your God.<text:bookmark text:name="en-GNT-3246"/> “Show respect for old people and honor them. Reverently obey me; I am the <text:span text:style-name="T1">Lord</text:span>.<text:bookmark text:name="en-GNT-3247"/> “Do not mistreat foreigners who are living in your <text:soft-page-break/>land. <text:bookmark text:name="en-GNT-3248"/>Treat them as you would an Israelite, and love them as you love yourselves. Remember that you were once foreigners in the land of Egypt. I am the <text:span text:style-name="T1">Lord</text:span> your God.<text:bookmark text:name="en-GNT-3249"/> “Do not cheat anyone by using false measures of length, weight, or quantity. <text:bookmark text:name="en-GNT-3250"/>Use honest scales, honest weights, and honest measures. I am the <text:span text:style-name="T1">Lord</text:span> your God, and I brought you out of Egypt. <text:bookmark text:name="en-GNT-3251"/>Obey all my laws and commands. I am the <text:span text:style-name="T1">Lord</text:span>.”</text:p>
        </text:list-item>
        <text:list-item>
          <text:p text:style-name="P2">These are commands for the Israelites as they were being prepared to enter Cannane. <text:span text:style-name="T2">They were told how to honour the Lord and what dishonouring the Lord is. They were told how to live amicably with each other by loving, treating others right </text:span><text:span text:style-name="T3">and also what not to do</text:span><text:span text:style-name="T2">. </text:span><text:span text:style-name="T4">These ways still apply to this day, we ought to practice th</text:span><text:span text:style-name="T5">ese</text:span><text:span text:style-name="T4"> in honour of God and also to make the world a healthy place/</text:span><text:span text:style-name="T6">environment</text:span><text:span text:style-name="T4"> for all.</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06:59:46.339763426</meta:creation-date>
    <dc:date>2022-04-02T07:47:56.717643936</dc:date>
    <meta:editing-duration>PT48M6S</meta:editing-duration>
    <meta:editing-cycles>10</meta:editing-cycles>
    <meta:generator>LibreOffice/6.4.7.2$Linux_X86_64 LibreOffice_project/40$Build-2</meta:generator>
    <meta:document-statistic meta:table-count="0" meta:image-count="0" meta:object-count="0" meta:page-count="2" meta:paragraph-count="4" meta:word-count="907" meta:character-count="4582" meta:non-whitespace-character-count="3681"/>
  </office:meta>
</office:document-meta>
</file>